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78in" style:rel-column-width="6885*"/>
    </style:style>
    <style:style style:name="Table1.B" style:family="table-column">
      <style:table-column-properties style:column-width="5.1875in" style:rel-column-width="49090*"/>
    </style:style>
    <style:style style:name="Table1.C" style:family="table-column">
      <style:table-column-properties style:column-width="1.0104in" style:rel-column-width="956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rlito" fo:font-size="12pt" officeooo:rsid="0002e5b3" officeooo:paragraph-rsid="0002e5b3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rlito" fo:font-size="12pt" fo:font-style="italic" officeooo:rsid="0002e5b3" officeooo:paragraph-rsid="0002e5b3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2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Carlito" fo:font-size="16pt" fo:font-style="italic" officeooo:rsid="0002e5b3" officeooo:paragraph-rsid="0002e5b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6pt" fo:font-style="italic" officeooo:rsid="0002e5b3" officeooo:paragraph-rsid="0002e5b3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Carlito" fo:font-size="16pt" fo:font-style="italic" officeooo:rsid="0002e5b3" officeooo:paragraph-rsid="0002e5b3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6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6pt" fo:font-style="italic" officeooo:rsid="000424e6" officeooo:paragraph-rsid="000424e6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6pt" fo:font-style="italic" officeooo:rsid="000424e6" officeooo:paragraph-rsid="000424e6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end" style:justify-single-word="false"/>
      <style:text-properties style:font-name="Carlito" fo:font-size="16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6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Carlito" fo:font-size="16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rlito" fo:font-size="16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rlito" fo:font-size="16pt" fo:font-style="italic" fo:font-weight="bold" officeooo:rsid="0002e5b3" officeooo:paragraph-rsid="0002e5b3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rlito" fo:font-size="42pt" fo:font-weight="bold" officeooo:rsid="0002e5b3" officeooo:paragraph-rsid="0002e5b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Carlito" fo:font-size="30pt" fo:font-style="italic" fo:font-weight="bold" officeooo:rsid="0002e5b3" officeooo:paragraph-rsid="0002e5b3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rlito" fo:font-size="16pt" fo:font-style="italic" officeooo:rsid="0002e5b3" officeooo:paragraph-rsid="0002e5b3" style:font-size-asian="12pt" style:font-style-asian="italic" style:font-size-complex="12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Carlito" fo:font-size="16pt" fo:font-style="italic" officeooo:rsid="0002e5b3" officeooo:paragraph-rsid="0002e5b3" style:font-size-asian="12pt" style:font-style-asian="italic" style:font-size-complex="12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6pt" fo:font-style="italic" officeooo:rsid="0002e5b3" officeooo:paragraph-rsid="0008cd83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Carlito" fo:font-size="16pt" fo:font-style="italic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Carlito" fo:font-size="16pt" fo:font-style="italic" officeooo:rsid="0008cd83" officeooo:paragraph-rsid="0008cd83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rlito" fo:font-size="16pt" fo:font-style="italic" officeooo:rsid="0008cd83" officeooo:paragraph-rsid="0008cd83" style:font-size-asian="12pt" style:font-style-asian="italic" style:font-size-complex="12pt" style:font-style-complex="italic"/>
    </style:style>
    <style:style style:name="T1" style:family="text">
      <style:text-properties fo:font-size="30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2b2b2" loext:opacity="100%"/>
    </style:style>
    <style:style style:name="T4" style:family="text">
      <style:text-properties fo:color="#666666" loext:opacity="100%" fo:font-size="12pt" officeooo:rsid="000424e6"/>
    </style:style>
    <style:style style:name="T5" style:family="text">
      <style:text-properties fo:color="#666666" loext:opacity="100%" fo:font-size="12pt" officeooo:rsid="00055520"/>
    </style:style>
    <style:style style:name="T6" style:family="text">
      <style:text-properties fo:color="#666666" loext:opacity="100%" officeooo:rsid="000424e6"/>
    </style:style>
    <style:style style:name="T7" style:family="text">
      <style:text-properties officeooo:rsid="00065e4d"/>
    </style:style>
    <style:style style:name="T8" style:family="text">
      <style:text-properties officeooo:rsid="000770c7"/>
    </style:style>
    <style:style style:name="T9" style:family="text">
      <style:text-properties officeooo:rsid="0008cd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­</text:p>
      <text:p text:style-name="P1"><text:span text:style-name="T1"/></text:p>
      <text:p text:style-name="P1"><text:span text:style-name="T1"/></text:p>
      <text:p text:style-name="P1"><text:span text:style-name="T1"/></text:p>
      <text:p text:style-name="P15">­Project Report</text:p>
      <text:p text:style-name="P1"><text:span text:style-name="T1"/></text:p>
      <text:p text:style-name="P16">Subject-Based Video</text:p>
      <text:p text:style-name="P16">Recommendation</text:p>
      <text:p text:style-name="P2"><text:span text:style-name="T1"/></text:p>
      <text:p text:style-name="P4"><text:span text:style-name="T2"/></text:p>
      <text:p text:style-name="P4"><text:span text:style-name="T2"/></text:p>
      <text:p text:style-name="P10">Shabbar Adamjee<text:tab/>1032221508</text:p>
      <text:p text:style-name="P10">Abubakar Siddiq<text:tab/> <text:span text:style-name="T7">Abdulk</text:span><text:span text:style-name="T8">h</text:span><text:span text:style-name="T7">ad</text:span><text:span text:style-name="T8">a</text:span><text:span text:style-name="T7">r Hunchalkar</text:span><text:tab/>103222<text:span text:style-name="T8">1182</text:span></text:p>
      <text:p text:style-name="P10">Utsav Patayat<text:tab/><text:tab/>1032220000<text:span text:style-name="T8">­</text:span></text:p>
      <text:p text:style-name="P11"/>
      <text:p text:style-name="P12">Table of Cont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14">Topic</text:p>
          </table:table-cell>
          <table:table-cell table:style-name="Table1.C1" office:value-type="string">
            <text:p text:style-name="P14">Page No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Abstract<text:span text:style-name="T3"> </text:span><text:span text:style-name="T4">(</text:span><text:span text:style-name="T5">High level desc of paper</text:span><text:span text:style-name="T4">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Introduction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<text:span text:style-name="T9">1</text:span></text:p>
          </table:table-cell>
          <table:table-cell table:style-name="Table1.A2" office:value-type="string">
            <text:p text:style-name="P6">Motivation <text:span text:style-name="T4">(Problem to solve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<text:span text:style-name="T9">2</text:span></text:p>
          </table:table-cell>
          <table:table-cell table:style-name="Table1.A2" office:value-type="string">
            <text:p text:style-name="P6">Proposed Methodology <text:span text:style-name="T4">(Algorithms used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<text:span text:style-name="T9">3</text:span></text:p>
          </table:table-cell>
          <table:table-cell table:style-name="Table1.A2" office:value-type="string">
            <text:p text:style-name="P6">Dataset <text:span text:style-name="T4">(Info on the data and its sources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<text:span text:style-name="T9">4</text:span></text:p>
          </table:table-cell>
          <table:table-cell table:style-name="Table1.A2" office:value-type="string">
            <text:p text:style-name="P6">Methods <text:span text:style-name="T4">(Same?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Literature Survey <text:span text:style-name="T4">(Other papers; topics, algorithms used, findings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2.1</text:p>
          </table:table-cell>
          <table:table-cell table:style-name="Table1.A2" office:value-type="string">
            <text:p text:style-name="P9">Gaps <text:span text:style-name="T5">(The gaps we are bridging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System Architecture <text:span text:style-name="T4">(Diagram &amp; Explanation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2">Implementation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19">Summary <text:span text:style-name="T4">(Charts and graphs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/>
          </table:table-cell>
        </table:table-row>
      </table:table>
      <text:p text:style-name="P1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2:09:03.737101316</meta:creation-date>
    <dc:date>2024-08-09T12:14:53.320526370</dc:date>
    <meta:editing-duration>PT29M42S</meta:editing-duration>
    <meta:editing-cycles>7</meta:editing-cycles>
    <meta:generator>LibreOffice/24.2.5.2$Linux_X86_64 LibreOffice_project/420$Build-2</meta:generator>
    <meta:document-statistic meta:table-count="1" meta:image-count="0" meta:object-count="0" meta:page-count="2" meta:paragraph-count="32" meta:word-count="85" meta:character-count="555" meta:non-whitespace-character-count="502"/>
  </office:meta>
</office:document-meta>
</file>